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5695b" officeooo:paragraph-rsid="0005695b"/>
    </style:style>
    <style:style style:name="P2" style:family="paragraph" style:parent-style-name="Standard">
      <style:text-properties fo:font-weight="bold" officeooo:rsid="0005695b" officeooo:paragraph-rsid="0005695b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5db43" officeooo:paragraph-rsid="0005db43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7cdff" officeooo:paragraph-rsid="0007cdff" style:font-weight-asian="normal" style:font-weight-complex="normal"/>
    </style:style>
    <style:style style:name="P5" style:family="paragraph" style:parent-style-name="Standard">
      <style:text-properties style:text-underline-style="none" fo:font-weight="bold" officeooo:rsid="0005db43" officeooo:paragraph-rsid="0005db43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7cdff" officeooo:paragraph-rsid="0007cdff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0000" loext:opacity="100%" style:text-underline-style="none" fo:font-weight="bold" officeooo:rsid="0008624d" officeooo:paragraph-rsid="0008624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08624d" officeooo:paragraph-rsid="0008624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0a2897" officeooo:paragraph-rsid="000a289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1fe34" officeooo:paragraph-rsid="0011fe3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33486" officeooo:paragraph-rsid="0013348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0d911a" officeooo:paragraph-rsid="000d911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08624d" officeooo:paragraph-rsid="0008624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0a2897" officeooo:paragraph-rsid="000a2897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120a62" officeooo:paragraph-rsid="00120a62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188caf" officeooo:paragraph-rsid="00188ca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bold" officeooo:rsid="00188caf" officeooo:paragraph-rsid="00188caf" style:font-weight-asian="bold" style:font-weight-complex="bold"/>
    </style:style>
    <style:style style:name="P18" style:family="paragraph" style:parent-style-name="Standard" style:list-style-name="L1">
      <style:text-properties fo:font-weight="normal" officeooo:rsid="0005695b" officeooo:paragraph-rsid="0005695b" style:font-weight-asian="normal" style:font-weight-complex="normal"/>
    </style:style>
    <style:style style:name="P19" style:family="paragraph" style:parent-style-name="Standard" style:list-style-name="L1">
      <style:text-properties style:text-underline-style="solid" style:text-underline-width="auto" style:text-underline-color="font-color" fo:font-weight="normal" officeooo:rsid="0005695b" officeooo:paragraph-rsid="0005695b" style:font-weight-asian="normal" style:font-weight-complex="normal"/>
    </style:style>
    <style:style style:name="P20" style:family="paragraph" style:parent-style-name="Standard" style:list-style-name="L1">
      <style:text-properties style:text-underline-style="solid" style:text-underline-width="auto" style:text-underline-color="font-color" fo:font-weight="normal" officeooo:rsid="0005db43" officeooo:paragraph-rsid="0005db43" style:font-weight-asian="normal" style:font-weight-complex="normal"/>
    </style:style>
    <style:style style:name="P21" style:family="paragraph" style:parent-style-name="Standard" style:list-style-name="L3">
      <style:text-properties style:text-underline-style="solid" style:text-underline-width="auto" style:text-underline-color="font-color" fo:font-weight="normal" officeooo:rsid="0005db43" officeooo:paragraph-rsid="0005db43" style:font-weight-asian="normal" style:font-weight-complex="normal"/>
    </style:style>
    <style:style style:name="P22" style:family="paragraph" style:parent-style-name="Standard" style:list-style-name="L3">
      <style:text-properties style:text-underline-style="solid" style:text-underline-width="auto" style:text-underline-color="font-color" fo:font-weight="normal" officeooo:rsid="0007cdff" officeooo:paragraph-rsid="0007cdff" style:font-weight-asian="normal" style:font-weight-complex="normal"/>
    </style:style>
    <style:style style:name="P23" style:family="paragraph" style:parent-style-name="Standard" style:list-style-name="L2">
      <style:text-properties style:text-underline-style="solid" style:text-underline-width="auto" style:text-underline-color="font-color" fo:font-weight="bold" officeooo:rsid="0005db43" officeooo:paragraph-rsid="0005db43" style:font-weight-asian="bold" style:font-weight-complex="bold"/>
    </style:style>
    <style:style style:name="P24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normal" officeooo:rsid="0008624d" officeooo:paragraph-rsid="0008624d" style:font-weight-asian="normal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normal" officeooo:rsid="000a2897" officeooo:paragraph-rsid="000a2897" style:font-weight-asian="normal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normal" officeooo:rsid="0011fe34" officeooo:paragraph-rsid="0011fe34" style:font-weight-asian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normal" officeooo:rsid="000ad308" officeooo:paragraph-rsid="000ad308" style:font-weight-asian="normal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normal" officeooo:rsid="0015b6cf" officeooo:paragraph-rsid="0015b6cf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5b6cf" officeooo:paragraph-rsid="0015b6cf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188caf" officeooo:paragraph-rsid="00188caf" style:font-weight-asian="bold" style:font-weight-complex="bold"/>
    </style:style>
    <style:style style:name="P31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bold" officeooo:rsid="0015b6cf" officeooo:paragraph-rsid="0015b6cf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15b6cf" officeooo:paragraph-rsid="00188caf" style:font-weight-asian="bold" style:font-weight-complex="bold"/>
    </style:style>
    <style:style style:name="P33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a2897" officeooo:paragraph-rsid="000a9e01" style:font-weight-asian="normal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a2897" officeooo:paragraph-rsid="000ad308" style:font-weight-asian="normal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a2897" officeooo:paragraph-rsid="000be023" style:font-weight-asian="normal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a2897" officeooo:paragraph-rsid="00133486" style:font-weight-asian="normal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a2897" officeooo:paragraph-rsid="000d911a" style:font-weight-asian="normal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10afa5" officeooo:paragraph-rsid="0010afa5" style:font-weight-asian="normal" style:font-weight-complex="normal"/>
    </style:style>
    <style:style style:name="P39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d911a" officeooo:paragraph-rsid="000d911a" style:font-weight-asian="normal" style:font-weight-complex="normal"/>
    </style:style>
    <style:style style:name="P40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d911a" officeooo:paragraph-rsid="0015b6cf" style:font-weight-asian="normal" style:font-weight-complex="normal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5db43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cb134" style:font-weight-asian="normal" style:font-weight-complex="normal"/>
    </style:style>
    <style:style style:name="T7" style:family="text">
      <style:text-properties style:text-underline-style="none" officeooo:rsid="0007cdff"/>
    </style:style>
    <style:style style:name="T8" style:family="text">
      <style:text-properties style:text-underline-style="none" officeooo:rsid="000a9e01"/>
    </style:style>
    <style:style style:name="T9" style:family="text">
      <style:text-properties style:text-underline-style="none" officeooo:rsid="000ad308"/>
    </style:style>
    <style:style style:name="T10" style:family="text">
      <style:text-properties style:text-underline-style="none" officeooo:rsid="000be023"/>
    </style:style>
    <style:style style:name="T11" style:family="text">
      <style:text-properties style:text-underline-style="none" officeooo:rsid="000d911a"/>
    </style:style>
    <style:style style:name="T12" style:family="text">
      <style:text-properties style:text-underline-style="none" officeooo:rsid="0010afa5"/>
    </style:style>
    <style:style style:name="T13" style:family="text">
      <style:text-properties style:text-underline-style="none" officeooo:rsid="00133486"/>
    </style:style>
    <style:style style:name="T14" style:family="text">
      <style:text-properties style:text-underline-style="none" officeooo:rsid="00151d1e"/>
    </style:style>
    <style:style style:name="T15" style:family="text">
      <style:text-properties style:text-underline-style="none" officeooo:rsid="001524df"/>
    </style:style>
    <style:style style:name="T16" style:family="text">
      <style:text-properties style:text-underline-style="none" officeooo:rsid="0015b6cf"/>
    </style:style>
    <style:style style:name="T17" style:family="text">
      <style:text-properties style:text-underline-style="none" officeooo:rsid="0016e779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style:text-underline-style="none" fo:font-weight="bold" officeooo:rsid="0015b6cf" style:font-weight-asian="bold" style:font-weight-complex="bold"/>
    </style:style>
    <style:style style:name="T20" style:family="text">
      <style:text-properties style:text-underline-style="none" fo:font-weight="bold" officeooo:rsid="00188caf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1524df"/>
    </style:style>
    <style:style style:name="T23" style:family="text">
      <style:text-properties officeooo:rsid="00192d08"/>
    </style:style>
    <style:style style:name="T24" style:family="text">
      <style:text-properties officeooo:rsid="001ae9b8"/>
    </style:style>
    <style:style style:name="T25" style:family="text">
      <style:text-properties officeooo:rsid="001cb1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 Paolo Andrea 1851818<text:tab/><text:tab/><text:tab/><text:tab/><text:tab/><text:tab/><text:span text:style-name="T1">DESCRIZIONE GENERALE</text:span></text:p>
      <text:p text:style-name="P1">D’Onofrio Alberto *******</text:p>
      <text:p text:style-name="P1"/>
      <text:p text:style-name="P1"><text:span text:style-name="T23">Il nostro sito, Grouped,</text:span> permette a studenti (e professori **) di gestire l’organizzazione di esami progettuali di gruppo per il corso di ingegneria informatica e automatica.</text:p>
      <text:p text:style-name="P1"/>
      <text:p text:style-name="P1"/>
      <text:p text:style-name="P2">Ruoli previsti e funzionalità ad essi offerte:</text:p>
      <text:list xml:id="list2758084027" text:style-name="L1">
        <text:list-item>
          <text:p text:style-name="P18"><text:span text:style-name="T2">Amministratore</text:span>: ha accesso a tutte le impostazioni del sito, può aggiungere e rimuovere studenti, professori**, <text:span text:style-name="T24">progetti</text:span> e<text:span text:style-name="T24">d</text:span> esami.</text:p>
        </text:list-item>
        <text:list-item>
          <text:p text:style-name="P19">Studente<text:span text:style-name="T3">: può cercare esami nella lista, vedere i profili di altri studenti e diventare studente project manager creando un progetto.</text:span></text:p>
        </text:list-item>
        <text:list-item>
          <text:p text:style-name="P19">Studente Project Manager<text:span text:style-name="T3">; può modificare </text:span><text:span text:style-name="T4">ed eliminare</text:span><text:span text:style-name="T3"> un progetto, </text:span><text:span text:style-name="T4">può aggiungere e rimuovere studenti** a quest’ultimo</text:span></text:p>
        </text:list-item>
        <text:list-item>
          <text:p text:style-name="P20">Professore<text:span text:style-name="T3">**</text:span></text:p>
        </text:list-item>
      </text:list>
      <text:p text:style-name="P3">Per gli utenti non registrati non è prevista nessuna funzionalità.</text:p>
      <text:p text:style-name="P3"/>
      <text:p text:style-name="P5">Modalit<text:span text:style-name="T25">à</text:span> di accesso:</text:p>
      <text:list xml:id="list1492416082" text:style-name="L2">
        <text:list-item>
          <text:p text:style-name="P23"><text:span text:style-name="T21">Accesso locale</text:span><text:span text:style-name="T5">: l’utente inserisce le proprie credenziali direttamente sul sito</text:span></text:p>
        </text:list-item>
        <text:list-item>
          <text:p text:style-name="P23"><text:span text:style-name="T21">Accesso tramite Oauth di Google</text:span><text:span text:style-name="T5">: l’utente si identifica tramite i servizi </text:span><text:span text:style-name="T6">di</text:span><text:span text:style-name="T5"> </text:span><text:span text:style-name="T6">G</text:span><text:span text:style-name="T5">oogle.</text:span></text:p>
        </text:list-item>
      </text:list>
      <text:p text:style-name="P5"/>
      <text:p text:style-name="P5">Descrizione dati gestiti:</text:p>
      <text:p text:style-name="P3">Il sito gestisce dati riguardo le seguenti entità:</text:p>
      <text:list xml:id="list1766299027" text:style-name="L3">
        <text:list-item>
          <text:p text:style-name="P21">Studente<text:span text:style-name="T3">: al momento della registrazione l’utente inserisce le sue credenziali, ovvero nome, cognome, email </text:span><text:span text:style-name="T7">e password (se non si registra tramite Oauth di Google). Inoltre sono presenti associazioni per gli esami e i progetti a cui partecipa lo studente.</text:span></text:p>
        </text:list-item>
        <text:list-item>
          <text:p text:style-name="P22">Professore<text:span text:style-name="T7">**</text:span></text:p>
        </text:list-item>
        <text:list-item>
          <text:p text:style-name="P22">Esame<text:span text:style-name="T3">: per ogni esame sono indicati il nome, il codice del corso e una descrizione. Sono presenti anche associazioni per gli studenti che partecipano all’esame e i progetti relativi a quuest’ultimo.</text:span></text:p>
        </text:list-item>
        <text:list-item>
          <text:p text:style-name="P22">Progetto<text:span text:style-name="T3">: per ogni progetto sono indicati un nome e una descrizione (un link github/gitlab alla repository del progetto stesso**). Inoltre sono presenti associazioni con gli studenti che partecipano al progetto e all’esame per il quale è svolto.</text:span></text:p>
        </text:list-item>
      </text:list>
      <text:p text:style-name="P4"/>
      <text:p text:style-name="P6">Interazione con i servizi esterni:**</text:p>
      <text:p text:style-name="P4">Calendar/Github******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USER STORIES</text:p>
      <text:p text:style-name="P8"/>
      <text:p text:style-name="P13">Unregistered User</text:p>
      <text:p text:style-name="P13"/>
      <text:list xml:id="list3091663132" text:style-name="L4">
        <text:list-item>
          <text:p text:style-name="P24">As an Unregistered User i want to sign up with my-email so that I can become a Student or Professor.</text:p>
        </text:list-item>
        <text:list-item>
          <text:p text:style-name="P24">As an Unregistered User i want to sign up with Google so that I can become a Student or Professor.</text:p>
        </text:list-item>
        <text:list-item>
          <text:p text:style-name="P24">As an Unregistered User I want to have a page so that I can get info about the application***</text:p>
        </text:list-item>
        <text:list-item>
          <text:p text:style-name="P24">As an Unregistered User I want to have a page so that I can get info about contacts.</text:p>
        </text:list-item>
        <text:list-item>
          <text:p text:style-name="P25">As an Unregistered User I want to have a page so that i can get exam’s info.***</text:p>
        </text:list-item>
        <text:list-item>
          <text:p text:style-name="P26">As an Unregistered User I want to have a page for reset my password.</text:p>
        </text:list-item>
      </text:list>
      <text:p text:style-name="P10"/>
      <text:p text:style-name="P14">Student</text:p>
      <text:p text:style-name="P14"/>
      <text:list xml:id="list183856579230109" text:continue-numbering="true" text:style-name="L4">
        <text:list-item>
          <text:p text:style-name="P25">As a Student I want to have settings so that <text:span text:style-name="T22">I</text:span> can change my e-mail.</text:p>
        </text:list-item>
        <text:list-item>
          <text:p text:style-name="P25">As a Student I want to have settings so that <text:span text:style-name="T22">I</text:span> can change my first name.</text:p>
        </text:list-item>
        <text:list-item>
          <text:p text:style-name="P25">As a Student I want to have settings so that <text:span text:style-name="T22">I</text:span> can change my last name.</text:p>
        </text:list-item>
        <text:list-item>
          <text:p text:style-name="P33"><text:span text:style-name="T3">As a Student I want to have settings so that </text:span><text:span text:style-name="T15">I</text:span><text:span text:style-name="T3"> can change my </text:span><text:span text:style-name="T8">password</text:span><text:span text:style-name="T3">.</text:span></text:p>
        </text:list-item>
        <text:list-item>
          <text:p text:style-name="P34"><text:span text:style-name="T3">As a Student I want to have </text:span><text:span text:style-name="T9">profile so that I can set my exams.</text:span></text:p>
        </text:list-item>
        <text:list-item>
          <text:p text:style-name="P27">As a Student I want to have profile so that I can set my projects.</text:p>
        </text:list-item>
        <text:list-item>
          <text:p text:style-name="P35"><text:span text:style-name="T9">As a Student I want to have </text:span><text:span text:style-name="T10">a page so that </text:span><text:span text:style-name="T15">I</text:span><text:span text:style-name="T10"> can visualize a list of exam</text:span><text:span text:style-name="T12">s.</text:span></text:p>
        </text:list-item>
        <text:list-item>
          <text:p text:style-name="P36"><text:span text:style-name="T9">As a Student I want to have </text:span><text:span text:style-name="T10">a page so that </text:span><text:span text:style-name="T15">I</text:span><text:span text:style-name="T10"> can visualize a list of </text:span><text:span text:style-name="T13">students</text:span><text:span text:style-name="T12">.</text:span></text:p>
        </text:list-item>
        <text:list-item>
          <text:p text:style-name="P36"><text:span text:style-name="T9">As a Student I want to have </text:span><text:span text:style-name="T10">a page so that </text:span><text:span text:style-name="T15">I</text:span><text:span text:style-name="T10"> can visualize a list of </text:span><text:span text:style-name="T14">exam’s project</text:span><text:span text:style-name="T12">.</text:span></text:p>
        </text:list-item>
        <text:list-item>
          <text:p text:style-name="P38"><text:span text:style-name="T10">A</text:span><text:span text:style-name="T3">s a Student I want to visualize other Student’s profile.</text:span></text:p>
        </text:list-item>
        <text:list-item>
          <text:p text:style-name="P35"><text:span text:style-name="T10">As a Student I want to have an info-page so that I can get details about a</text:span><text:span text:style-name="T11">n</text:span><text:span text:style-name="T10"> Exam.</text:span></text:p>
        </text:list-item>
        <text:list-item>
          <text:p text:style-name="P37"><text:span text:style-name="T10">As a Student I want to have an info-page so that I can get details about a</text:span><text:span text:style-name="T11"> Project</text:span><text:span text:style-name="T10">.</text:span></text:p>
        </text:list-item>
        <text:list-item>
          <text:p text:style-name="P39"><text:span text:style-name="T10">A</text:span><text:span text:style-name="T3">s a Student I want to create a Project so that I can become a Project Manager.</text:span></text:p>
        </text:list-item>
      </text:list>
      <text:p text:style-name="P11">***Github calendar etc***</text:p>
      <text:p text:style-name="P11"/>
      <text:p text:style-name="P15">Project Manager</text:p>
      <text:p text:style-name="P15"/>
      <text:list xml:id="list183855819387902" text:continue-numbering="true" text:style-name="L4">
        <text:list-item>
          <text:p text:style-name="P39"><text:span text:style-name="T3"><text:s/></text:span><text:span text:style-name="T13">As a Project Manager </text:span><text:span text:style-name="T15">I want to have settings so that </text:span><text:span text:style-name="T16">I can edit my project’s name.</text:span></text:p>
        </text:list-item>
        <text:list-item>
          <text:p text:style-name="P40"><text:span text:style-name="T13">As a Project Manager </text:span><text:span text:style-name="T15">I want to have settings so that </text:span><text:span text:style-name="T16">I can edit my project’s description.</text:span></text:p>
        </text:list-item>
        <text:list-item>
          <text:p text:style-name="P40"><text:span text:style-name="T13">As a Project Manager </text:span><text:span text:style-name="T15">I want to have settings so that </text:span><text:span text:style-name="T16">I can edit my project’s link to github.</text:span></text:p>
        </text:list-item>
        <text:list-item>
          <text:p text:style-name="P40"><text:span text:style-name="T13">As a Project Manager </text:span><text:span text:style-name="T15">I want to have settings so that </text:span><text:span text:style-name="T16">I can delete my project </text:span><text:span text:style-name="T17">(if i delete all my projects I become a student again)</text:span><text:span text:style-name="T16">.</text:span></text:p>
        </text:list-item>
        <text:list-item>
          <text:p text:style-name="P40"><text:span text:style-name="T13">As a Project Manager </text:span><text:span text:style-name="T15">I want to have settings so that </text:span><text:span text:style-name="T16">I can add new students to my projects.</text:span></text:p>
        </text:list-item>
        <text:list-item>
          <text:p text:style-name="P40"><text:span text:style-name="T13">As a Project Manager </text:span><text:span text:style-name="T15">I want to have settings so that </text:span><text:span text:style-name="T16">I can remove students from my projects.</text:span></text:p>
          <text:p text:style-name="P28"/>
        </text:list-item>
      </text:list>
      <text:p text:style-name="P17"><text:span text:style-name="T16">A</text:span><text:span text:style-name="T3">dmin</text:span></text:p>
      <text:p text:style-name="P30"/>
      <text:list xml:id="list183857439229334" text:continue-numbering="true" text:style-name="L4">
        <text:list-item>
          <text:p text:style-name="P40"><text:span text:style-name="T20">***</text:span><text:span text:style-name="T19"> <text:s text:c="2"/></text:span></text:p>
          <text:p text:style-name="P31"/>
        </text:list-item>
      </text:list>
      <text:p text:style-name="P16"><text:span text:style-name="T19">P</text:span><text:span text:style-name="T18">rofessor</text:span></text:p>
      <text:p text:style-name="P30"/>
      <text:list xml:id="list183855652861045" text:continue-numbering="true" text:style-name="L4">
        <text:list-item>
          <text:p text:style-name="P31">***</text:p>
        </text:list-item>
      </text:list>
      <text:p text:style-name="P32"/>
      <text:p text:style-name="P29"/>
      <text:p text:style-name="P30"><text:soft-page-break/></text:p>
      <text:p text:style-name="P30"/>
      <text:p text:style-name="P30"/>
      <text:p text:style-name="P12"/>
      <text:p text:style-name="P12"/>
      <text:p text:style-name="P14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7T10:50:52.545939642</meta:creation-date>
    <dc:date>2021-08-27T18:38:55.398074264</dc:date>
    <meta:editing-duration>PT1H52M19S</meta:editing-duration>
    <meta:editing-cycles>20</meta:editing-cycles>
    <meta:generator>LibreOffice/7.0.6.2$Linux_X86_64 LibreOffice_project/00$Build-2</meta:generator>
    <meta:document-statistic meta:table-count="0" meta:image-count="0" meta:object-count="0" meta:page-count="3" meta:paragraph-count="54" meta:word-count="744" meta:character-count="4008" meta:non-whitespace-character-count="3346"/>
  </office:meta>
</office:document-meta>
</file>